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11<text:s/>String<text:s/>manipulation: 6.4<text:s/>I did not find the solution for the exercise in the resources</text:p>
      <text:p text:style-name="P2">13<text:s/>Using<text:s/>libraries: 1.6 <text:s/>I did not find the solution for the exercise in the resources</text:p>
      <text:p text:style-name="P3">14 Files 1.6<text:s/>I think the wording of the exercise could be better</text:p>
      <text:p text:style-name="Normal">Create a program to read the file FilesExercise/eu-populations.txt with populations of EU countries and calculate: - the country with the highest population - the total population</text:p>
      <text:p text:style-name="Normal"><text:span text:style-name="T4">I thought this was referring to the country not a total of all counties</text:span><text:span text:style-name="T5"><text:s/>maybe something like<text:s/></text:span><text:span text:style-name="T6">Save Name of the country and the<text:s/></text:span>the total<text:s/>population of all the counties to a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k mullen</meta:initial-creator>
    <dc:creator>Nick Mullen</dc:creator>
    <meta:creation-date>2023-10-04T21:14:00Z</meta:creation-date>
    <dc:date>2023-10-04T21:29:00Z</dc:date>
    <meta:template xlink:href="Normal" xlink:type="simple"/>
    <meta:editing-cycles>1</meta:editing-cycles>
    <meta:editing-duration>PT0S</meta:editing-duration>
    <meta:document-statistic meta:page-count="1" meta:paragraph-count="1" meta:word-count="89" meta:character-count="598" meta:row-count="4" meta:non-whitespace-character-count="510"/>
  </office:meta>
</office:document-meta>
</file>